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 fo:line-height="100%" fo:orphans="2" fo:widows="2"/>
      <style:text-properties style:font-name="Liberation Mono" fo:font-size="11pt" officeooo:paragraph-rsid="00178fda" style:font-size-asian="11pt" style:font-size-complex="11pt"/>
    </style:style>
    <style:style style:name="P2" style:family="paragraph" style:parent-style-name="Preformatted_20_Text">
      <style:paragraph-properties fo:line-height="100%" fo:orphans="2" fo:widows="2"/>
      <style:text-properties fo:font-variant="normal" fo:text-transform="none" fo:color="#000000" style:font-name="Liberation Mono" fo:font-size="11pt" fo:letter-spacing="normal" fo:font-style="normal" fo:font-weight="normal" officeooo:paragraph-rsid="00178fda" style:font-size-asian="11pt" style:font-size-complex="11pt"/>
    </style:style>
    <style:style style:name="P3" style:family="paragraph" style:parent-style-name="Preformatted_20_Text">
      <style:paragraph-properties fo:margin-left="0cm" fo:margin-right="0cm" fo:line-height="100%" fo:orphans="2" fo:widows="2" fo:text-indent="0cm" style:auto-text-indent="false"/>
      <style:text-properties fo:font-variant="normal" fo:text-transform="none" fo:color="#000000" style:font-name="Liberation Mono" fo:font-size="11pt" fo:letter-spacing="normal" fo:font-style="normal" fo:font-weight="normal" officeooo:paragraph-rsid="00178fda" style:font-size-asian="11pt" style:font-size-complex="11pt"/>
    </style:style>
    <style:style style:name="P4" style:family="paragraph" style:parent-style-name="Preformatted_20_Text">
      <style:paragraph-properties fo:line-height="100%" fo:orphans="2" fo:widows="2" fo:break-before="column"/>
      <style:text-properties fo:font-variant="normal" fo:text-transform="none" fo:color="#000000" style:font-name="Liberation Mono" fo:font-size="11pt" fo:letter-spacing="normal" fo:font-style="normal" fo:font-weight="normal" officeooo:paragraph-rsid="00178fda" style:font-size-asian="11pt" style:font-size-complex="11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71d2e"/>
    </style:style>
    <style:style style:name="Sect1" style:family="section">
      <style:section-properties text:dont-balance-text-columns="false" style:editable="false">
        <style:columns fo:column-count="6" fo:column-gap="0cm">
          <style:column style:rel-width="2428*" fo:start-indent="0cm" fo:end-indent="0cm"/>
          <style:column style:rel-width="2428*" fo:start-indent="0cm" fo:end-indent="0cm"/>
          <style:column style:rel-width="2428*" fo:start-indent="0cm" fo:end-indent="0cm"/>
          <style:column style:rel-width="2428*" fo:start-indent="0cm" fo:end-indent="0cm"/>
          <style:column style:rel-width="2428*" fo:start-indent="0cm" fo:end-indent="0cm"/>
          <style:column style:rel-width="2430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1111 acid</text:p>
        <text:p text:style-name="P2">1112 acorn</text:p>
        <text:p text:style-name="P2">1113 acre</text:p>
        <text:p text:style-name="P2">1114 acts</text:p>
        <text:p text:style-name="P2">1115 afar</text:p>
        <text:p text:style-name="P2">1116 affix</text:p>
        <text:p text:style-name="P2"/>
        <text:p text:style-name="P2">1121 aged</text:p>
        <text:p text:style-name="P2">1122 agent</text:p>
        <text:p text:style-name="P2">1123 agile</text:p>
        <text:p text:style-name="P2">1124 aging</text:p>
        <text:p text:style-name="P2">1125 agony</text:p>
        <text:p text:style-name="P2">1126 ahead</text:p>
        <text:p text:style-name="P2"/>
        <text:p text:style-name="P2">1131 aide</text:p>
        <text:p text:style-name="P2">1132 aids</text:p>
        <text:p text:style-name="P2">1133 aim</text:p>
        <text:p text:style-name="P2">1134 ajar</text:p>
        <text:p text:style-name="P2">1135 alarm</text:p>
        <text:p text:style-name="P2">1136 alias</text:p>
        <text:p text:style-name="P2"/>
        <text:p text:style-name="P2">1141 alibi</text:p>
        <text:p text:style-name="P2">1142 alien</text:p>
        <text:p text:style-name="P2">1143 alike</text:p>
        <text:p text:style-name="P2">1144 alive</text:p>
        <text:p text:style-name="P2">1145 aloe</text:p>
        <text:p text:style-name="P2">1146 aloft</text:p>
        <text:p text:style-name="P2"/>
        <text:p text:style-name="P2">1151 aloha</text:p>
        <text:p text:style-name="P2">1152 alone</text:p>
        <text:p text:style-name="P2">1153 amend</text:p>
        <text:p text:style-name="P2">1154 amino</text:p>
        <text:p text:style-name="P2">1155 ample</text:p>
        <text:p text:style-name="P2">1156 amuse</text:p>
        <text:p text:style-name="P2"/>
        <text:p text:style-name="P2">1161 angel</text:p>
        <text:p text:style-name="P2">1162 anger</text:p>
        <text:p text:style-name="P2">1163 angle</text:p>
        <text:p text:style-name="P2">1164 ankle</text:p>
        <text:p text:style-name="P2">1165 apple</text:p>
        <text:p text:style-name="P2">1166 april</text:p>
        <text:p text:style-name="P4">1211 apron</text:p>
        <text:p text:style-name="P2">1212 aqua</text:p>
        <text:p text:style-name="P2">1213 area</text:p>
        <text:p text:style-name="P2">1214 arena</text:p>
        <text:p text:style-name="P2">1215 argue</text:p>
        <text:p text:style-name="P2">1216 arise</text:p>
        <text:p text:style-name="P2"/>
        <text:p text:style-name="P2">1221 armed</text:p>
        <text:p text:style-name="P2">1222 armor</text:p>
        <text:p text:style-name="P2">1223 army</text:p>
        <text:p text:style-name="P2">1224 aroma</text:p>
        <text:p text:style-name="P2">1225 array</text:p>
        <text:p text:style-name="P2">1226 arson</text:p>
        <text:p text:style-name="P2"/>
        <text:p text:style-name="P2">1231 art</text:p>
        <text:p text:style-name="P2">1232 ashen</text:p>
        <text:p text:style-name="P2">1233 ashes</text:p>
        <text:p text:style-name="P2">1234 atlas</text:p>
        <text:p text:style-name="P2">1235 atom</text:p>
        <text:p text:style-name="P2">1236 attic</text:p>
        <text:p text:style-name="P2"/>
        <text:p text:style-name="P2">1241 audio</text:p>
        <text:p text:style-name="P2">1242 avert</text:p>
        <text:p text:style-name="P2">1243 avoid</text:p>
        <text:p text:style-name="P2">1244 awake</text:p>
        <text:p text:style-name="P2">1245 award</text:p>
        <text:p text:style-name="P2">1246 awoke</text:p>
        <text:p text:style-name="P2"/>
        <text:p text:style-name="P2">1251 axis</text:p>
        <text:p text:style-name="P2">1252 bacon</text:p>
        <text:p text:style-name="P2">1253 badge</text:p>
        <text:p text:style-name="P2">1254 bagel</text:p>
        <text:p text:style-name="P2">1255 baggy</text:p>
        <text:p text:style-name="P2">1256 baked</text:p>
        <text:p text:style-name="P2"/>
        <text:p text:style-name="P2">1261 baker</text:p>
        <text:p text:style-name="P2">1262 balmy</text:p>
        <text:p text:style-name="P2">1263 banjo</text:p>
        <text:p text:style-name="P2">1264 barge</text:p>
        <text:p text:style-name="P2">1265 barn</text:p>
        <text:p text:style-name="P2">1266 bash</text:p>
        <text:p text:style-name="P4">1311 basil</text:p>
        <text:p text:style-name="P2">1312 bask</text:p>
        <text:p text:style-name="P2">1313 batch</text:p>
        <text:p text:style-name="P2">1314 bath</text:p>
        <text:p text:style-name="P2">1315 baton</text:p>
        <text:p text:style-name="P2">1316 bats</text:p>
        <text:p text:style-name="P2"/>
        <text:p text:style-name="P2">1321 blade</text:p>
        <text:p text:style-name="P2">1322 blank</text:p>
        <text:p text:style-name="P2">1323 blast</text:p>
        <text:p text:style-name="P2">1324 blaze</text:p>
        <text:p text:style-name="P2">1325 bleak</text:p>
        <text:p text:style-name="P2">1326 blend</text:p>
        <text:p text:style-name="P2"/>
        <text:p text:style-name="P2">1331 bless</text:p>
        <text:p text:style-name="P2">1332 blimp</text:p>
        <text:p text:style-name="P2">1333 blink</text:p>
        <text:p text:style-name="P2">1334 bloat</text:p>
        <text:p text:style-name="P2">1335 blob</text:p>
        <text:p text:style-name="P2">1336 blog</text:p>
        <text:p text:style-name="P2"/>
        <text:p text:style-name="P2">1341 blot</text:p>
        <text:p text:style-name="P2">1342 blunt</text:p>
        <text:p text:style-name="P2">1343 blurt</text:p>
        <text:p text:style-name="P2">1344 blush</text:p>
        <text:p text:style-name="P2">1345 boast</text:p>
        <text:p text:style-name="P2">1346 boat</text:p>
        <text:p text:style-name="P2"/>
        <text:p text:style-name="P2">1351 body</text:p>
        <text:p text:style-name="P2">1352 boil</text:p>
        <text:p text:style-name="P2">1353 bok</text:p>
        <text:p text:style-name="P2">1354 bolt</text:p>
        <text:p text:style-name="P2">1355 boned</text:p>
        <text:p text:style-name="P2">1356 boney</text:p>
        <text:p text:style-name="P2"/>
        <text:p text:style-name="P2">1361 bonus</text:p>
        <text:p text:style-name="P2">1362 bony</text:p>
        <text:p text:style-name="P2">1363 book</text:p>
        <text:p text:style-name="P2">1364 booth</text:p>
        <text:p text:style-name="P2">1365 boots</text:p>
        <text:p text:style-name="P2">1366 boss</text:p>
        <text:p text:style-name="P4">1411 botch</text:p>
        <text:p text:style-name="P2">1412 both</text:p>
        <text:p text:style-name="P2">1413 boxer</text:p>
        <text:p text:style-name="P2">1414 breed</text:p>
        <text:p text:style-name="P2">1415 bribe</text:p>
        <text:p text:style-name="P2">1416 brick</text:p>
        <text:p text:style-name="P2"/>
        <text:p text:style-name="P2">1421 bride</text:p>
        <text:p text:style-name="P2">1422 brim</text:p>
        <text:p text:style-name="P2">1423 bring</text:p>
        <text:p text:style-name="P2">1424 brink</text:p>
        <text:p text:style-name="P2">1425 brisk</text:p>
        <text:p text:style-name="P2">1426 broad</text:p>
        <text:p text:style-name="P2"/>
        <text:p text:style-name="P2">1431 broil</text:p>
        <text:p text:style-name="P2">1432 broke</text:p>
        <text:p text:style-name="P2">1433 brook</text:p>
        <text:p text:style-name="P2">1434 broom</text:p>
        <text:p text:style-name="P2">1435 brush</text:p>
        <text:p text:style-name="P2">1436 buck</text:p>
        <text:p text:style-name="P2"/>
        <text:p text:style-name="P2">1441 bud</text:p>
        <text:p text:style-name="P2">1442 buggy</text:p>
        <text:p text:style-name="P2">1443 bulge</text:p>
        <text:p text:style-name="P2">1444 bulk</text:p>
        <text:p text:style-name="P2">1445 bully</text:p>
        <text:p text:style-name="P2">1446 bunch</text:p>
        <text:p text:style-name="P2"/>
        <text:p text:style-name="P2">1451 bunny</text:p>
        <text:p text:style-name="P2">1452 bunt</text:p>
        <text:p text:style-name="P2">1453 bush</text:p>
        <text:p text:style-name="P2">1454 bust</text:p>
        <text:p text:style-name="P2">1455 busy</text:p>
        <text:p text:style-name="P2">1456 buzz</text:p>
        <text:p text:style-name="P2"/>
        <text:p text:style-name="P2">1461 cable</text:p>
        <text:p text:style-name="P2">1462 cache</text:p>
        <text:p text:style-name="P2">1463 cadet</text:p>
        <text:p text:style-name="P2">1464 cage</text:p>
        <text:p text:style-name="P2">1465 cake</text:p>
        <text:p text:style-name="P2">1466 calm</text:p>
        <text:p text:style-name="P4">1511 cameo</text:p>
        <text:p text:style-name="P2">1512 canal</text:p>
        <text:p text:style-name="P2">1513 candy</text:p>
        <text:p text:style-name="P2">1514 cane</text:p>
        <text:p text:style-name="P2">1515 canon</text:p>
        <text:p text:style-name="P2">1516 cape</text:p>
        <text:p text:style-name="P2"/>
        <text:p text:style-name="P2">1521 card</text:p>
        <text:p text:style-name="P2">1522 cargo</text:p>
        <text:p text:style-name="P2">1523 carol</text:p>
        <text:p text:style-name="P2">1524 carry</text:p>
        <text:p text:style-name="P2">1525 carve</text:p>
        <text:p text:style-name="P2">1526 case</text:p>
        <text:p text:style-name="P2"/>
        <text:p text:style-name="P2">1531 cash</text:p>
        <text:p text:style-name="P2">1532 cause</text:p>
        <text:p text:style-name="P2">1533 cedar</text:p>
        <text:p text:style-name="P2">1534 chain</text:p>
        <text:p text:style-name="P2">1535 chair</text:p>
        <text:p text:style-name="P2">1536 chant</text:p>
        <text:p text:style-name="P2"/>
        <text:p text:style-name="P2">1541 chaos</text:p>
        <text:p text:style-name="P2">1542 charm</text:p>
        <text:p text:style-name="P2">1543 chase</text:p>
        <text:p text:style-name="P2">1544 cheek</text:p>
        <text:p text:style-name="P2">1545 cheer</text:p>
        <text:p text:style-name="P2">1546 chef</text:p>
        <text:p text:style-name="P2"/>
        <text:p text:style-name="P2">1551 chess</text:p>
        <text:p text:style-name="P2">1552 chest</text:p>
        <text:p text:style-name="P2">1553 chew</text:p>
        <text:p text:style-name="P2">1554 chief</text:p>
        <text:p text:style-name="P2">1555 chili</text:p>
        <text:p text:style-name="P2">1556 chill</text:p>
        <text:p text:style-name="P2"/>
        <text:p text:style-name="P2">1561 chip</text:p>
        <text:p text:style-name="P2">1562 chomp</text:p>
        <text:p text:style-name="P2">1563 chop</text:p>
        <text:p text:style-name="P2">1564 chow</text:p>
        <text:p text:style-name="P2">1565 chuck</text:p>
        <text:p text:style-name="P2">1566 chump</text:p>
        <text:p text:style-name="P4">1611 chunk</text:p>
        <text:p text:style-name="P2">1612 churn</text:p>
        <text:p text:style-name="P2">1613 chute</text:p>
        <text:p text:style-name="P2">1614 cider</text:p>
        <text:p text:style-name="P2">1615 cinch</text:p>
        <text:p text:style-name="P2">1616 city</text:p>
        <text:p text:style-name="P2"/>
        <text:p text:style-name="P2">1621 civic</text:p>
        <text:p text:style-name="P2">1622 civil</text:p>
        <text:p text:style-name="P2">1623 clad</text:p>
        <text:p text:style-name="P2">1624 claim</text:p>
        <text:p text:style-name="P2">1625 clamp</text:p>
        <text:p text:style-name="P2">1626 clap</text:p>
        <text:p text:style-name="P2"/>
        <text:p text:style-name="P2">1631 clash</text:p>
        <text:p text:style-name="P2">1632 clasp</text:p>
        <text:p text:style-name="P2">1633 class</text:p>
        <text:p text:style-name="P2">1634 claw</text:p>
        <text:p text:style-name="P2">1635 clay</text:p>
        <text:p text:style-name="P2">1636 clean</text:p>
        <text:p text:style-name="P2"/>
        <text:p text:style-name="P2">1641 clear</text:p>
        <text:p text:style-name="P2">1642 cleat</text:p>
        <text:p text:style-name="P2">1643 cleft</text:p>
        <text:p text:style-name="P2">1644 clerk</text:p>
        <text:p text:style-name="P2">1645 click</text:p>
        <text:p text:style-name="P2">1646 cling</text:p>
        <text:p text:style-name="P2"/>
        <text:p text:style-name="P2">1651 clink</text:p>
        <text:p text:style-name="P2">1652 clip</text:p>
        <text:p text:style-name="P2">1653 cloak</text:p>
        <text:p text:style-name="P2">1654 clock</text:p>
        <text:p text:style-name="P2">1655 clone</text:p>
        <text:p text:style-name="P2">1656 cloth</text:p>
        <text:p text:style-name="P2"/>
        <text:p text:style-name="P2">1661 cloud</text:p>
        <text:p text:style-name="P2">1662 clump</text:p>
        <text:p text:style-name="P2">1663 coach</text:p>
        <text:p text:style-name="P2">1664 coast</text:p>
        <text:p text:style-name="P2">1665 coat</text:p>
        <text:p text:style-name="P2">1666 cod</text:p>
        <text:p text:style-name="P4"><text:soft-page-break/>2111 coil</text:p>
        <text:p text:style-name="P2">2112 coke</text:p>
        <text:p text:style-name="P2">2113 cola</text:p>
        <text:p text:style-name="P2">2114 cold</text:p>
        <text:p text:style-name="P2">2115 colt</text:p>
        <text:p text:style-name="P2">2116 coma</text:p>
        <text:p text:style-name="P2"/>
        <text:p text:style-name="P2">2121 come</text:p>
        <text:p text:style-name="P2">2122 comic</text:p>
        <text:p text:style-name="P2">2123 comma</text:p>
        <text:p text:style-name="P2">2124 cone</text:p>
        <text:p text:style-name="P2">2125 cope</text:p>
        <text:p text:style-name="P2">2126 copy</text:p>
        <text:p text:style-name="P2"/>
        <text:p text:style-name="P2">2131 coral</text:p>
        <text:p text:style-name="P2">2132 cork</text:p>
        <text:p text:style-name="P2">2133 cost</text:p>
        <text:p text:style-name="P2">2134 cot</text:p>
        <text:p text:style-name="P2">2135 couch</text:p>
        <text:p text:style-name="P2">2136 cough</text:p>
        <text:p text:style-name="P2"/>
        <text:p text:style-name="P2">2141 cover</text:p>
        <text:p text:style-name="P2">2142 cozy</text:p>
        <text:p text:style-name="P2">2143 craft</text:p>
        <text:p text:style-name="P2">2144 cramp</text:p>
        <text:p text:style-name="P2">2145 crane</text:p>
        <text:p text:style-name="P2">2146 crank</text:p>
        <text:p text:style-name="P2"/>
        <text:p text:style-name="P2">2151 crate</text:p>
        <text:p text:style-name="P2">2152 crave</text:p>
        <text:p text:style-name="P2">2153 crawl</text:p>
        <text:p text:style-name="P2">2154 crazy</text:p>
        <text:p text:style-name="P2">2155 creme</text:p>
        <text:p text:style-name="P2">2156 crepe</text:p>
        <text:p text:style-name="P2"/>
        <text:p text:style-name="P2">2161 crept</text:p>
        <text:p text:style-name="P2">2162 crib</text:p>
        <text:p text:style-name="P2">2163 cried</text:p>
        <text:p text:style-name="P2">2164 crisp</text:p>
        <text:p text:style-name="P2">2165 crook</text:p>
        <text:p text:style-name="P2">2166 crop</text:p>
        <text:p text:style-name="P4">2211 cross</text:p>
        <text:p text:style-name="P2">2212 crowd</text:p>
        <text:p text:style-name="P2">2213 crown</text:p>
        <text:p text:style-name="P2">2214 crumb</text:p>
        <text:p text:style-name="P2">2215 crush</text:p>
        <text:p text:style-name="P2">2216 crust</text:p>
        <text:p text:style-name="P2"/>
        <text:p text:style-name="P2">2221 cub</text:p>
        <text:p text:style-name="P2">2222 cult</text:p>
        <text:p text:style-name="P2">2223 cupid</text:p>
        <text:p text:style-name="P2">2224 cure</text:p>
        <text:p text:style-name="P2">2225 curl</text:p>
        <text:p text:style-name="P2">2226 curry</text:p>
        <text:p text:style-name="P2"/>
        <text:p text:style-name="P2">2231 curse</text:p>
        <text:p text:style-name="P2">2232 curve</text:p>
        <text:p text:style-name="P2">2233 curvy</text:p>
        <text:p text:style-name="P2">2234 cushy</text:p>
        <text:p text:style-name="P2">2235 cut</text:p>
        <text:p text:style-name="P2">2236 cycle</text:p>
        <text:p text:style-name="P2"/>
        <text:p text:style-name="P2">2241 dab</text:p>
        <text:p text:style-name="P2">2242 dad</text:p>
        <text:p text:style-name="P2">2243 daily</text:p>
        <text:p text:style-name="P2">2244 dairy</text:p>
        <text:p text:style-name="P2">2245 daisy</text:p>
        <text:p text:style-name="P2">2246 dance</text:p>
        <text:p text:style-name="P2"/>
        <text:p text:style-name="P2">2251 dandy</text:p>
        <text:p text:style-name="P2">2252 darn</text:p>
        <text:p text:style-name="P2">2253 dart</text:p>
        <text:p text:style-name="P2">2254 dash</text:p>
        <text:p text:style-name="P2">2255 data</text:p>
        <text:p text:style-name="P2">2256 date</text:p>
        <text:p text:style-name="P2"/>
        <text:p text:style-name="P2">2261 dawn</text:p>
        <text:p text:style-name="P2">2262 deaf</text:p>
        <text:p text:style-name="P2">2263 deal</text:p>
        <text:p text:style-name="P2">2264 dean</text:p>
        <text:p text:style-name="P2">2265 debit</text:p>
        <text:p text:style-name="P2">2266 debt</text:p>
        <text:p text:style-name="P4">2311 debug</text:p>
        <text:p text:style-name="P2">2312 decaf</text:p>
        <text:p text:style-name="P2">2313 decal</text:p>
        <text:p text:style-name="P2">2314 decay</text:p>
        <text:p text:style-name="P2">2315 deck</text:p>
        <text:p text:style-name="P2">2316 decor</text:p>
        <text:p text:style-name="P2"/>
        <text:p text:style-name="P2">2321 decoy</text:p>
        <text:p text:style-name="P2">2322 deed</text:p>
        <text:p text:style-name="P2">2323 delay</text:p>
        <text:p text:style-name="P2">2324 denim</text:p>
        <text:p text:style-name="P2">2325 dense</text:p>
        <text:p text:style-name="P2">2326 dent</text:p>
        <text:p text:style-name="P2"/>
        <text:p text:style-name="P2">2331 depth</text:p>
        <text:p text:style-name="P2">2332 derby</text:p>
        <text:p text:style-name="P2">2333 desk</text:p>
        <text:p text:style-name="P2">2334 dial</text:p>
        <text:p text:style-name="P2">2335 diary</text:p>
        <text:p text:style-name="P2">2336 dice</text:p>
        <text:p text:style-name="P2"/>
        <text:p text:style-name="P2">2341 dig</text:p>
        <text:p text:style-name="P2">2342 dill</text:p>
        <text:p text:style-name="P2">2343 dime</text:p>
        <text:p text:style-name="P2">2344 dimly</text:p>
        <text:p text:style-name="P2">2345 diner</text:p>
        <text:p text:style-name="P2">2346 dingy</text:p>
        <text:p text:style-name="P2"/>
        <text:p text:style-name="P2">2351 disco</text:p>
        <text:p text:style-name="P2">2352 dish</text:p>
        <text:p text:style-name="P2">2353 disk</text:p>
        <text:p text:style-name="P2">2354 ditch</text:p>
        <text:p text:style-name="P2">2355 ditzy</text:p>
        <text:p text:style-name="P2">2356 dizzy</text:p>
        <text:p text:style-name="P2"/>
        <text:p text:style-name="P2">2361 dock</text:p>
        <text:p text:style-name="P2">2362 dodge</text:p>
        <text:p text:style-name="P2">2363 doing</text:p>
        <text:p text:style-name="P2">2364 doll</text:p>
        <text:p text:style-name="P2">2365 dome</text:p>
        <text:p text:style-name="P2">2366 donor</text:p>
        <text:p text:style-name="P4">2411 donut</text:p>
        <text:p text:style-name="P2">2412 dose</text:p>
        <text:p text:style-name="P2">2413 dot</text:p>
        <text:p text:style-name="P2">2414 dove</text:p>
        <text:p text:style-name="P2">2415 down</text:p>
        <text:p text:style-name="P2">2416 dowry</text:p>
        <text:p text:style-name="P2"/>
        <text:p text:style-name="P2">2421 doze</text:p>
        <text:p text:style-name="P2">2422 drab</text:p>
        <text:p text:style-name="P2">2423 drama</text:p>
        <text:p text:style-name="P2">2424 drank</text:p>
        <text:p text:style-name="P2">2425 draw</text:p>
        <text:p text:style-name="P2">2426 dress</text:p>
        <text:p text:style-name="P2"/>
        <text:p text:style-name="P2">2431 dried</text:p>
        <text:p text:style-name="P2">2432 drift</text:p>
        <text:p text:style-name="P2">2433 drill</text:p>
        <text:p text:style-name="P2">2434 drive</text:p>
        <text:p text:style-name="P2">2435 drone</text:p>
        <text:p text:style-name="P2">2436 droop</text:p>
        <text:p text:style-name="P2"/>
        <text:p text:style-name="P2">2441 drove</text:p>
        <text:p text:style-name="P2">2442 drown</text:p>
        <text:p text:style-name="P2">2443 drum</text:p>
        <text:p text:style-name="P2">2444 dry</text:p>
        <text:p text:style-name="P2">2445 duck</text:p>
        <text:p text:style-name="P2">2446 duct</text:p>
        <text:p text:style-name="P2"/>
        <text:p text:style-name="P2">2451 dude</text:p>
        <text:p text:style-name="P2">2452 dug</text:p>
        <text:p text:style-name="P2">2453 duke</text:p>
        <text:p text:style-name="P2">2454 duo</text:p>
        <text:p text:style-name="P2">2455 dusk</text:p>
        <text:p text:style-name="P2">2456 dust</text:p>
        <text:p text:style-name="P2"/>
        <text:p text:style-name="P2">2461 duty</text:p>
        <text:p text:style-name="P2">2462 dwarf</text:p>
        <text:p text:style-name="P2">2463 dwell</text:p>
        <text:p text:style-name="P2">2464 eagle</text:p>
        <text:p text:style-name="P2">2465 early</text:p>
        <text:p text:style-name="P2">2466 earth</text:p>
        <text:p text:style-name="P4">2511 easel</text:p>
        <text:p text:style-name="P2">2512 east</text:p>
        <text:p text:style-name="P2">2513 eaten</text:p>
        <text:p text:style-name="P2">2514 eats</text:p>
        <text:p text:style-name="P2">2515 ebay</text:p>
        <text:p text:style-name="P2">2516 ebony</text:p>
        <text:p text:style-name="P2">2521 ebook</text:p>
        <text:p text:style-name="P2"/>
        <text:p text:style-name="P2">2522 echo</text:p>
        <text:p text:style-name="P2">2523 edge</text:p>
        <text:p text:style-name="P2">2524 eel</text:p>
        <text:p text:style-name="P2">2525 eject</text:p>
        <text:p text:style-name="P2">2526 elbow</text:p>
        <text:p text:style-name="P2"/>
        <text:p text:style-name="P2">2531 elder</text:p>
        <text:p text:style-name="P2">2532 elf</text:p>
        <text:p text:style-name="P2">2533 elk</text:p>
        <text:p text:style-name="P2">2534 elm</text:p>
        <text:p text:style-name="P2">2535 elope</text:p>
        <text:p text:style-name="P2">2536 elude</text:p>
        <text:p text:style-name="P2"/>
        <text:p text:style-name="P2">2541 elves</text:p>
        <text:p text:style-name="P2">2542 email</text:p>
        <text:p text:style-name="P2">2543 emit</text:p>
        <text:p text:style-name="P2">2544 empty</text:p>
        <text:p text:style-name="P2">2545 emu</text:p>
        <text:p text:style-name="P2">2546 enter</text:p>
        <text:p text:style-name="P2"/>
        <text:p text:style-name="P2">2551 entry</text:p>
        <text:p text:style-name="P2">2552 envoy</text:p>
        <text:p text:style-name="P2">2553 equal</text:p>
        <text:p text:style-name="P2">2554 erase</text:p>
        <text:p text:style-name="P2">2555 error</text:p>
        <text:p text:style-name="P2">2556 erupt</text:p>
        <text:p text:style-name="P2"/>
        <text:p text:style-name="P2">2561 essay</text:p>
        <text:p text:style-name="P2">2562 etch</text:p>
        <text:p text:style-name="P2">2563 evade</text:p>
        <text:p text:style-name="P2">2564 even</text:p>
        <text:p text:style-name="P2">2565 evict</text:p>
        <text:p text:style-name="P2">2566 evil</text:p>
        <text:p text:style-name="P4">2611 evoke</text:p>
        <text:p text:style-name="P2">2612 exact</text:p>
        <text:p text:style-name="P2">2613 exit</text:p>
        <text:p text:style-name="P2">2614 fable</text:p>
        <text:p text:style-name="P2">2615 faced</text:p>
        <text:p text:style-name="P2">2616 fact</text:p>
        <text:p text:style-name="P2">2621 fade</text:p>
        <text:p text:style-name="P2"/>
        <text:p text:style-name="P2">2622 fall</text:p>
        <text:p text:style-name="P2">2623 false</text:p>
        <text:p text:style-name="P2">2624 fancy</text:p>
        <text:p text:style-name="P2">2625 fang</text:p>
        <text:p text:style-name="P2">2626 fax</text:p>
        <text:p text:style-name="P2"/>
        <text:p text:style-name="P2">2631 feast</text:p>
        <text:p text:style-name="P2">2632 feed</text:p>
        <text:p text:style-name="P2">2633 femur</text:p>
        <text:p text:style-name="P2">2634 fence</text:p>
        <text:p text:style-name="P2">2635 fend</text:p>
        <text:p text:style-name="P2">2636 ferry</text:p>
        <text:p text:style-name="P2"/>
        <text:p text:style-name="P2">2641 fetal</text:p>
        <text:p text:style-name="P2">2642 fetch</text:p>
        <text:p text:style-name="P2">2643 fever</text:p>
        <text:p text:style-name="P2">2644 fiber</text:p>
        <text:p text:style-name="P2">2645 fifth</text:p>
        <text:p text:style-name="P2">2646 fifty</text:p>
        <text:p text:style-name="P2"/>
        <text:p text:style-name="P2">2651 film</text:p>
        <text:p text:style-name="P2">2652 filth</text:p>
        <text:p text:style-name="P2">2653 final</text:p>
        <text:p text:style-name="P2">2654 finch</text:p>
        <text:p text:style-name="P2">2655 fit</text:p>
        <text:p text:style-name="P2">2656 five</text:p>
        <text:p text:style-name="P2"/>
        <text:p text:style-name="P2">2661 flag</text:p>
        <text:p text:style-name="P2">2662 flaky</text:p>
        <text:p text:style-name="P2">2663 flame</text:p>
        <text:p text:style-name="P2">2664 flap</text:p>
        <text:p text:style-name="P2">2665 flask</text:p>
        <text:p text:style-name="P2">2666 fled</text:p>
        <text:p text:style-name="P4"><text:soft-page-break/>3111 flick</text:p>
        <text:p text:style-name="P2">3112 fling</text:p>
        <text:p text:style-name="P2">3113 flint</text:p>
        <text:p text:style-name="P2">3114 flip</text:p>
        <text:p text:style-name="P2">3115 flirt</text:p>
        <text:p text:style-name="P2">3116 float</text:p>
        <text:p text:style-name="P2"/>
        <text:p text:style-name="P2">3121 flock</text:p>
        <text:p text:style-name="P2">3122 flop</text:p>
        <text:p text:style-name="P2">3123 floss</text:p>
        <text:p text:style-name="P2">3124 flyer</text:p>
        <text:p text:style-name="P2">3125 foam</text:p>
        <text:p text:style-name="P2">3126 foe</text:p>
        <text:p text:style-name="P2"/>
        <text:p text:style-name="P2">3131 fog</text:p>
        <text:p text:style-name="P2">3132 foil</text:p>
        <text:p text:style-name="P2">3133 folic</text:p>
        <text:p text:style-name="P2">3134 folk</text:p>
        <text:p text:style-name="P2">3135 food</text:p>
        <text:p text:style-name="P2">3136 fool</text:p>
        <text:p text:style-name="P2"/>
        <text:p text:style-name="P2">3141 found</text:p>
        <text:p text:style-name="P2">3142 fox</text:p>
        <text:p text:style-name="P2">3143 foyer</text:p>
        <text:p text:style-name="P2">3144 frail</text:p>
        <text:p text:style-name="P2">3145 frame</text:p>
        <text:p text:style-name="P2">3146 fray</text:p>
        <text:p text:style-name="P2"/>
        <text:p text:style-name="P2">3151 fresh</text:p>
        <text:p text:style-name="P2">3152 fried</text:p>
        <text:p text:style-name="P2">3153 frill</text:p>
        <text:p text:style-name="P2">3154 frisk</text:p>
        <text:p text:style-name="P2">3155 from</text:p>
        <text:p text:style-name="P2">3156 front</text:p>
        <text:p text:style-name="P2"/>
        <text:p text:style-name="P2">3161 frost</text:p>
        <text:p text:style-name="P2">3162 froth</text:p>
        <text:p text:style-name="P2">3163 frown</text:p>
        <text:p text:style-name="P2">3164 froze</text:p>
        <text:p text:style-name="P2">3165 fruit</text:p>
        <text:p text:style-name="P2">3166 gag</text:p>
        <text:p text:style-name="P4">3211 gains</text:p>
        <text:p text:style-name="P2">3212 gala</text:p>
        <text:p text:style-name="P2">3213 game</text:p>
        <text:p text:style-name="P2">3214 gap</text:p>
        <text:p text:style-name="P2">3215 gas</text:p>
        <text:p text:style-name="P2">3216 gave</text:p>
        <text:p text:style-name="P2"/>
        <text:p text:style-name="P2">3221 gear</text:p>
        <text:p text:style-name="P2">3222 gecko</text:p>
        <text:p text:style-name="P2">3223 geek</text:p>
        <text:p text:style-name="P2">3224 gem</text:p>
        <text:p text:style-name="P2">3225 genre</text:p>
        <text:p text:style-name="P2">3226 gift</text:p>
        <text:p text:style-name="P2"/>
        <text:p text:style-name="P2">3231 gig</text:p>
        <text:p text:style-name="P2">3232 gills</text:p>
        <text:p text:style-name="P2">3233 given</text:p>
        <text:p text:style-name="P2">3234 giver</text:p>
        <text:p text:style-name="P2">3235 glad</text:p>
        <text:p text:style-name="P2">3236 glass</text:p>
        <text:p text:style-name="P2"/>
        <text:p text:style-name="P2">3241 glide</text:p>
        <text:p text:style-name="P2">3242 gloss</text:p>
        <text:p text:style-name="P2">3243 glove</text:p>
        <text:p text:style-name="P2">3244 glow</text:p>
        <text:p text:style-name="P2">3245 glue</text:p>
        <text:p text:style-name="P2">3246 goal</text:p>
        <text:p text:style-name="P2"/>
        <text:p text:style-name="P2">3251 going</text:p>
        <text:p text:style-name="P2">3252 golf</text:p>
        <text:p text:style-name="P2">3253 gong</text:p>
        <text:p text:style-name="P2">3254 good</text:p>
        <text:p text:style-name="P2">3255 gooey</text:p>
        <text:p text:style-name="P2">3256 goofy</text:p>
        <text:p text:style-name="P2"/>
        <text:p text:style-name="P2">3261 gore</text:p>
        <text:p text:style-name="P2">3262 gown</text:p>
        <text:p text:style-name="P2">3263 grab</text:p>
        <text:p text:style-name="P2">3264 grain</text:p>
        <text:p text:style-name="P2">3265 grant</text:p>
        <text:p text:style-name="P2">3266 grape</text:p>
        <text:p text:style-name="P4">3311 graph</text:p>
        <text:p text:style-name="P2">3312 grasp</text:p>
        <text:p text:style-name="P2">3313 grass</text:p>
        <text:p text:style-name="P2">3314 grave</text:p>
        <text:p text:style-name="P2">3315 gravy</text:p>
        <text:p text:style-name="P2">3316 gray</text:p>
        <text:p text:style-name="P2"/>
        <text:p text:style-name="P2">3321 green</text:p>
        <text:p text:style-name="P2">3322 greet</text:p>
        <text:p text:style-name="P2">3323 grew</text:p>
        <text:p text:style-name="P2">3324 grid</text:p>
        <text:p text:style-name="P2">3325 grief</text:p>
        <text:p text:style-name="P2">3326 grill</text:p>
        <text:p text:style-name="P2"/>
        <text:p text:style-name="P2">3331 grip</text:p>
        <text:p text:style-name="P2">3332 grit</text:p>
        <text:p text:style-name="P2">3333 groom</text:p>
        <text:p text:style-name="P2">3334 grope</text:p>
        <text:p text:style-name="P2">3335 growl</text:p>
        <text:p text:style-name="P2">3336 grub</text:p>
        <text:p text:style-name="P2"/>
        <text:p text:style-name="P2">3341 grunt</text:p>
        <text:p text:style-name="P2">3342 guide</text:p>
        <text:p text:style-name="P2">3343 gulf</text:p>
        <text:p text:style-name="P2">3344 gulp</text:p>
        <text:p text:style-name="P2">3345 gummy</text:p>
        <text:p text:style-name="P2">3346 guru</text:p>
        <text:p text:style-name="P2"/>
        <text:p text:style-name="P2">3351 gush</text:p>
        <text:p text:style-name="P2">3352 gut</text:p>
        <text:p text:style-name="P2">3353 guy</text:p>
        <text:p text:style-name="P2">3354 habit</text:p>
        <text:p text:style-name="P2">3355 half</text:p>
        <text:p text:style-name="P2">3356 halo</text:p>
        <text:p text:style-name="P2"/>
        <text:p text:style-name="P2">3361 halt</text:p>
        <text:p text:style-name="P2">3362 happy</text:p>
        <text:p text:style-name="P2">3363 harm</text:p>
        <text:p text:style-name="P2">3364 hash</text:p>
        <text:p text:style-name="P2">3365 hasty</text:p>
        <text:p text:style-name="P2">3366 hatch</text:p>
        <text:p text:style-name="P4">3411 hate</text:p>
        <text:p text:style-name="P2">3412 haven</text:p>
        <text:p text:style-name="P2">3413 hazel</text:p>
        <text:p text:style-name="P2">3414 hazy</text:p>
        <text:p text:style-name="P2">3415 heap</text:p>
        <text:p text:style-name="P2">3416 heat</text:p>
        <text:p text:style-name="P2"/>
        <text:p text:style-name="P2">3421 heave</text:p>
        <text:p text:style-name="P2">3422 hedge</text:p>
        <text:p text:style-name="P2">3423 hefty</text:p>
        <text:p text:style-name="P2">3424 help</text:p>
        <text:p text:style-name="P2">3425 herbs</text:p>
        <text:p text:style-name="P2">3426 hers</text:p>
        <text:p text:style-name="P2"/>
        <text:p text:style-name="P2">3431 hub</text:p>
        <text:p text:style-name="P2">3432 hug</text:p>
        <text:p text:style-name="P2">3433 hula</text:p>
        <text:p text:style-name="P2">3434 hull</text:p>
        <text:p text:style-name="P2">3435 human</text:p>
        <text:p text:style-name="P2">3436 humid</text:p>
        <text:p text:style-name="P2"/>
        <text:p text:style-name="P2">3441 hump</text:p>
        <text:p text:style-name="P2">3442 hung</text:p>
        <text:p text:style-name="P2">3443 hunk</text:p>
        <text:p text:style-name="P2">3444 hunt</text:p>
        <text:p text:style-name="P2">3445 hurry</text:p>
        <text:p text:style-name="P2">3446 hurt</text:p>
        <text:p text:style-name="P2"/>
        <text:p text:style-name="P2">3451 hush</text:p>
        <text:p text:style-name="P2">3452 hut</text:p>
        <text:p text:style-name="P2">3453 ice</text:p>
        <text:p text:style-name="P2">3454 icing</text:p>
        <text:p text:style-name="P2">3455 icon</text:p>
        <text:p text:style-name="P2">3456 icy</text:p>
        <text:p text:style-name="P2"/>
        <text:p text:style-name="P2">3461 igloo</text:p>
        <text:p text:style-name="P2">3462 image</text:p>
        <text:p text:style-name="P2">3463 ion</text:p>
        <text:p text:style-name="P2">3464 iron</text:p>
        <text:p text:style-name="P2">3465 islam</text:p>
        <text:p text:style-name="P2">3466 issue</text:p>
        <text:p text:style-name="P4">3511 item</text:p>
        <text:p text:style-name="P2">3512 ivory</text:p>
        <text:p text:style-name="P2">3513 ivy</text:p>
        <text:p text:style-name="P2">3514 jab</text:p>
        <text:p text:style-name="P2">3515 jam</text:p>
        <text:p text:style-name="P2">3516 jaws</text:p>
        <text:p text:style-name="P2"/>
        <text:p text:style-name="P2">3521 jazz</text:p>
        <text:p text:style-name="P2">3522 jeep</text:p>
        <text:p text:style-name="P2">3523 jelly</text:p>
        <text:p text:style-name="P2">3524 jet</text:p>
        <text:p text:style-name="P2">3525 jiffy</text:p>
        <text:p text:style-name="P2">3526 job</text:p>
        <text:p text:style-name="P2"/>
        <text:p text:style-name="P2">3531 jog</text:p>
        <text:p text:style-name="P2">3532 jolly</text:p>
        <text:p text:style-name="P2">3533 jolt</text:p>
        <text:p text:style-name="P2">3534 jot</text:p>
        <text:p text:style-name="P2">3535 joy</text:p>
        <text:p text:style-name="P2">3536 judge</text:p>
        <text:p text:style-name="P2"/>
        <text:p text:style-name="P2">3541 juice</text:p>
        <text:p text:style-name="P2">3542 juicy</text:p>
        <text:p text:style-name="P2">3543 july</text:p>
        <text:p text:style-name="P2">3544 jumbo</text:p>
        <text:p text:style-name="P2">3545 jump</text:p>
        <text:p text:style-name="P2">3546 junky</text:p>
        <text:p text:style-name="P2"/>
        <text:p text:style-name="P2">3551 juror</text:p>
        <text:p text:style-name="P2">3552 jury</text:p>
        <text:p text:style-name="P2">3553 keep</text:p>
        <text:p text:style-name="P2">3554 keg</text:p>
        <text:p text:style-name="P2">3555 kept</text:p>
        <text:p text:style-name="P2">3556 kick</text:p>
        <text:p text:style-name="P2"/>
        <text:p text:style-name="P2">3561 kilt</text:p>
        <text:p text:style-name="P2">3562 king</text:p>
        <text:p text:style-name="P2">3563 kite</text:p>
        <text:p text:style-name="P2">3564 kitty</text:p>
        <text:p text:style-name="P2">3565 kiwi</text:p>
        <text:p text:style-name="P2">3566 knee</text:p>
        <text:p text:style-name="P4">3611 knelt</text:p>
        <text:p text:style-name="P2">3612 koala</text:p>
        <text:p text:style-name="P2">3613 kung</text:p>
        <text:p text:style-name="P2">3614 ladle</text:p>
        <text:p text:style-name="P2">3615 lady</text:p>
        <text:p text:style-name="P2">3616 lair</text:p>
        <text:p text:style-name="P2"/>
        <text:p text:style-name="P2">3621 lake</text:p>
        <text:p text:style-name="P2">3622 lance</text:p>
        <text:p text:style-name="P2">3623 land</text:p>
        <text:p text:style-name="P2">3624 lapel</text:p>
        <text:p text:style-name="P2">3625 large</text:p>
        <text:p text:style-name="P2">3626 lash</text:p>
        <text:p text:style-name="P2"/>
        <text:p text:style-name="P2">3631 lasso</text:p>
        <text:p text:style-name="P2">3632 last</text:p>
        <text:p text:style-name="P2">3633 latch</text:p>
        <text:p text:style-name="P2">3634 late</text:p>
        <text:p text:style-name="P2">3635 lazy</text:p>
        <text:p text:style-name="P2">3636 left</text:p>
        <text:p text:style-name="P2"/>
        <text:p text:style-name="P2">3641 legal</text:p>
        <text:p text:style-name="P2">3642 lemon</text:p>
        <text:p text:style-name="P2">3643 lend</text:p>
        <text:p text:style-name="P2">3644 lens</text:p>
        <text:p text:style-name="P2">3645 lent</text:p>
        <text:p text:style-name="P2">3646 level</text:p>
        <text:p text:style-name="P2"/>
        <text:p text:style-name="P2">3651 lever</text:p>
        <text:p text:style-name="P2">3652 lid</text:p>
        <text:p text:style-name="P2">3653 life</text:p>
        <text:p text:style-name="P2">3654 lift</text:p>
        <text:p text:style-name="P2">3655 lilac</text:p>
        <text:p text:style-name="P2">3656 lily</text:p>
        <text:p text:style-name="P2"/>
        <text:p text:style-name="P2">3661 limb</text:p>
        <text:p text:style-name="P2">3662 limes</text:p>
        <text:p text:style-name="P2">3663 line</text:p>
        <text:p text:style-name="P2">3664 lint</text:p>
        <text:p text:style-name="P2">3665 lion</text:p>
        <text:p text:style-name="P2">3666 lip</text:p>
        <text:p text:style-name="P4"><text:soft-page-break/>4111 list</text:p>
        <text:p text:style-name="P2">4112 lived</text:p>
        <text:p text:style-name="P2">4113 liver</text:p>
        <text:p text:style-name="P2">4114 lunar</text:p>
        <text:p text:style-name="P2">4115 lunch</text:p>
        <text:p text:style-name="P2">4116 lung</text:p>
        <text:p text:style-name="P2"/>
        <text:p text:style-name="P2">4121 lurch</text:p>
        <text:p text:style-name="P2">4122 lure</text:p>
        <text:p text:style-name="P2">4123 lurk</text:p>
        <text:p text:style-name="P2">4124 lying</text:p>
        <text:p text:style-name="P2">4125 lyric</text:p>
        <text:p text:style-name="P2">4126 mace</text:p>
        <text:p text:style-name="P2"/>
        <text:p text:style-name="P2">4131 maker</text:p>
        <text:p text:style-name="P2">4132 malt</text:p>
        <text:p text:style-name="P2">4133 mama</text:p>
        <text:p text:style-name="P2">4134 mango</text:p>
        <text:p text:style-name="P2">4135 manor</text:p>
        <text:p text:style-name="P2">4136 many</text:p>
        <text:p text:style-name="P2"/>
        <text:p text:style-name="P2">4141 map</text:p>
        <text:p text:style-name="P2">4142 march</text:p>
        <text:p text:style-name="P2">4143 mardi</text:p>
        <text:p text:style-name="P2">4144 marry</text:p>
        <text:p text:style-name="P2">4145 mash</text:p>
        <text:p text:style-name="P2">4146 match</text:p>
        <text:p text:style-name="P2"/>
        <text:p text:style-name="P2">4151 mate</text:p>
        <text:p text:style-name="P2">4152 math</text:p>
        <text:p text:style-name="P2">4153 moan</text:p>
        <text:p text:style-name="P2">4154 mocha</text:p>
        <text:p text:style-name="P2">4155 moist</text:p>
        <text:p text:style-name="P2">4156 mold</text:p>
        <text:p text:style-name="P2"/>
        <text:p text:style-name="P2">4161 mom</text:p>
        <text:p text:style-name="P2">4162 moody</text:p>
        <text:p text:style-name="P2">4163 mop</text:p>
        <text:p text:style-name="P2">4164 morse</text:p>
        <text:p text:style-name="P2">4165 most</text:p>
        <text:p text:style-name="P2">4166 motor</text:p>
        <text:p text:style-name="P4">4211 motto</text:p>
        <text:p text:style-name="P2">4212 mount</text:p>
        <text:p text:style-name="P2">4213 mouse</text:p>
        <text:p text:style-name="P2">4214 mousy</text:p>
        <text:p text:style-name="P2">4215 mouth</text:p>
        <text:p text:style-name="P2">4216 move</text:p>
        <text:p text:style-name="P2"/>
        <text:p text:style-name="P2">4221 movie</text:p>
        <text:p text:style-name="P2">4222 mower</text:p>
        <text:p text:style-name="P2">4223 mud</text:p>
        <text:p text:style-name="P2">4224 mug</text:p>
        <text:p text:style-name="P2">4225 mulch</text:p>
        <text:p text:style-name="P2">4226 mule</text:p>
        <text:p text:style-name="P2"/>
        <text:p text:style-name="P2">4231 mull</text:p>
        <text:p text:style-name="P2">4232 mumbo</text:p>
        <text:p text:style-name="P2">4233 mummy</text:p>
        <text:p text:style-name="P2">4234 mural</text:p>
        <text:p text:style-name="P2">4235 muse</text:p>
        <text:p text:style-name="P2">4236 music</text:p>
        <text:p text:style-name="P2"/>
        <text:p text:style-name="P2">4241 musky</text:p>
        <text:p text:style-name="P2">4242 mute</text:p>
        <text:p text:style-name="P2">4243 nacho</text:p>
        <text:p text:style-name="P2">4244 nag</text:p>
        <text:p text:style-name="P2">4245 nail</text:p>
        <text:p text:style-name="P2">4246 name</text:p>
        <text:p text:style-name="P2"/>
        <text:p text:style-name="P2">4251 nanny</text:p>
        <text:p text:style-name="P2">4252 nap</text:p>
        <text:p text:style-name="P2">4253 navy</text:p>
        <text:p text:style-name="P2">4254 near</text:p>
        <text:p text:style-name="P2">4255 neat</text:p>
        <text:p text:style-name="P2">4256 neon</text:p>
        <text:p text:style-name="P2"/>
        <text:p text:style-name="P2">4261 nerd</text:p>
        <text:p text:style-name="P2">4262 nest</text:p>
        <text:p text:style-name="P2">4263 net</text:p>
        <text:p text:style-name="P2">4264 next</text:p>
        <text:p text:style-name="P2">4265 niece</text:p>
        <text:p text:style-name="P2">4266 ninth</text:p>
        <text:p text:style-name="P4">4311 nutty</text:p>
        <text:p text:style-name="P2">4312 oak</text:p>
        <text:p text:style-name="P2">4313 oasis</text:p>
        <text:p text:style-name="P2">4314 oat</text:p>
        <text:p text:style-name="P2">4315 ocean</text:p>
        <text:p text:style-name="P2">4316 oil</text:p>
        <text:p text:style-name="P2"/>
        <text:p text:style-name="P2">4321 old</text:p>
        <text:p text:style-name="P2">4322 olive</text:p>
        <text:p text:style-name="P2">4323 omen</text:p>
        <text:p text:style-name="P2">4324 onion</text:p>
        <text:p text:style-name="P2">4325 only</text:p>
        <text:p text:style-name="P2">4326 ooze</text:p>
        <text:p text:style-name="P2"/>
        <text:p text:style-name="P2">4331 opal</text:p>
        <text:p text:style-name="P2">4332 open</text:p>
        <text:p text:style-name="P2">4333 opera</text:p>
        <text:p text:style-name="P2">4334 opt</text:p>
        <text:p text:style-name="P2">4335 otter</text:p>
        <text:p text:style-name="P2">4336 ouch</text:p>
        <text:p text:style-name="P2"/>
        <text:p text:style-name="P2">4341 ounce</text:p>
        <text:p text:style-name="P2">4342 outer</text:p>
        <text:p text:style-name="P2">4343 oval</text:p>
        <text:p text:style-name="P2">4344 oven</text:p>
        <text:p text:style-name="P2">4345 owl</text:p>
        <text:p text:style-name="P2">4346 ozone</text:p>
        <text:p text:style-name="P2"/>
        <text:p text:style-name="P2">4351 pace</text:p>
        <text:p text:style-name="P2">4352 pagan</text:p>
        <text:p text:style-name="P2">4353 pager</text:p>
        <text:p text:style-name="P2">4354 palm</text:p>
        <text:p text:style-name="P2">4355 panda</text:p>
        <text:p text:style-name="P2">4356 panic</text:p>
        <text:p text:style-name="P2"/>
        <text:p text:style-name="P2">4361 pants</text:p>
        <text:p text:style-name="P2">4362 panty</text:p>
        <text:p text:style-name="P2">4363 paper</text:p>
        <text:p text:style-name="P2">4364 park</text:p>
        <text:p text:style-name="P2">4365 party</text:p>
        <text:p text:style-name="P2">4366 pasta</text:p>
        <text:p text:style-name="P4">4411 patch</text:p>
        <text:p text:style-name="P2">4412 path</text:p>
        <text:p text:style-name="P2">4413 patio</text:p>
        <text:p text:style-name="P2">4414 payer</text:p>
        <text:p text:style-name="P2">4415 pecan</text:p>
        <text:p text:style-name="P2">4416 penny</text:p>
        <text:p text:style-name="P2"/>
        <text:p text:style-name="P2">4421 pep</text:p>
        <text:p text:style-name="P2">4422 perch</text:p>
        <text:p text:style-name="P2">4423 perky</text:p>
        <text:p text:style-name="P2">4424 perm</text:p>
        <text:p text:style-name="P2">4425 pest</text:p>
        <text:p text:style-name="P2">4426 petal</text:p>
        <text:p text:style-name="P2"/>
        <text:p text:style-name="P2">4431 petri</text:p>
        <text:p text:style-name="P2">4432 petty</text:p>
        <text:p text:style-name="P2">4433 photo</text:p>
        <text:p text:style-name="P2">4434 plank</text:p>
        <text:p text:style-name="P2">4435 plant</text:p>
        <text:p text:style-name="P2">4436 plaza</text:p>
        <text:p text:style-name="P2"/>
        <text:p text:style-name="P2">4441 plead</text:p>
        <text:p text:style-name="P2">4442 plot</text:p>
        <text:p text:style-name="P2">4443 plow</text:p>
        <text:p text:style-name="P2">4444 pluck</text:p>
        <text:p text:style-name="P2">4445 plug</text:p>
        <text:p text:style-name="P2">4446 plus</text:p>
        <text:p text:style-name="P2"/>
        <text:p text:style-name="P2">4451 poach</text:p>
        <text:p text:style-name="P2">4452 pod</text:p>
        <text:p text:style-name="P2">4453 poem</text:p>
        <text:p text:style-name="P2">4454 poet</text:p>
        <text:p text:style-name="P2">4455 pogo</text:p>
        <text:p text:style-name="P2">4456 point</text:p>
        <text:p text:style-name="P2"/>
        <text:p text:style-name="P2">4461 poise</text:p>
        <text:p text:style-name="P2">4462 poker</text:p>
        <text:p text:style-name="P2">4463 polar</text:p>
        <text:p text:style-name="P2">4464 polio</text:p>
        <text:p text:style-name="P2">4465 polka</text:p>
        <text:p text:style-name="P2">4466 polo</text:p>
        <text:p text:style-name="P4">4511 pond</text:p>
        <text:p text:style-name="P2">4512 pony</text:p>
        <text:p text:style-name="P2">4513 poppy</text:p>
        <text:p text:style-name="P2">4514 pork</text:p>
        <text:p text:style-name="P2">4515 poser</text:p>
        <text:p text:style-name="P2">4516 pouch</text:p>
        <text:p text:style-name="P2"/>
        <text:p text:style-name="P2">4521 pound</text:p>
        <text:p text:style-name="P2">4522 pout</text:p>
        <text:p text:style-name="P2">4523 power</text:p>
        <text:p text:style-name="P2">4524 prank</text:p>
        <text:p text:style-name="P2">4525 press</text:p>
        <text:p text:style-name="P2">4526 print</text:p>
        <text:p text:style-name="P2"/>
        <text:p text:style-name="P2">4531 prior</text:p>
        <text:p text:style-name="P2">4532 prism</text:p>
        <text:p text:style-name="P2">4533 prize</text:p>
        <text:p text:style-name="P2">4534 probe</text:p>
        <text:p text:style-name="P2">4535 prong</text:p>
        <text:p text:style-name="P2">4536 proof</text:p>
        <text:p text:style-name="P2"/>
        <text:p text:style-name="P2">4541 props</text:p>
        <text:p text:style-name="P2">4542 prude</text:p>
        <text:p text:style-name="P2">4543 prune</text:p>
        <text:p text:style-name="P2">4544 pry</text:p>
        <text:p text:style-name="P2">4545 pug</text:p>
        <text:p text:style-name="P2">4546 pull</text:p>
        <text:p text:style-name="P2"/>
        <text:p text:style-name="P2">4551 pulp</text:p>
        <text:p text:style-name="P2">4552 pulse</text:p>
        <text:p text:style-name="P2">4553 puma</text:p>
        <text:p text:style-name="P2">4554 punch</text:p>
        <text:p text:style-name="P2">4555 punk</text:p>
        <text:p text:style-name="P2">4556 pupil</text:p>
        <text:p text:style-name="P2"/>
        <text:p text:style-name="P2">4561 puppy</text:p>
        <text:p text:style-name="P2">4562 purr</text:p>
        <text:p text:style-name="P2">4563 purse</text:p>
        <text:p text:style-name="P2">4564 push</text:p>
        <text:p text:style-name="P2">4565 putt</text:p>
        <text:p text:style-name="P2">4566 quack</text:p>
        <text:p text:style-name="P4">4611 quake</text:p>
        <text:p text:style-name="P2">4612 query</text:p>
        <text:p text:style-name="P2">4613 quiet</text:p>
        <text:p text:style-name="P2">4614 quill</text:p>
        <text:p text:style-name="P2">4615 quilt</text:p>
        <text:p text:style-name="P2">4616 quit</text:p>
        <text:p text:style-name="P2"/>
        <text:p text:style-name="P2">4621 quota</text:p>
        <text:p text:style-name="P2">4622 quote</text:p>
        <text:p text:style-name="P2">4623 rabid</text:p>
        <text:p text:style-name="P2">4624 race</text:p>
        <text:p text:style-name="P2">4625 rack</text:p>
        <text:p text:style-name="P2">4626 radar</text:p>
        <text:p text:style-name="P2"/>
        <text:p text:style-name="P2">4631 radio</text:p>
        <text:p text:style-name="P2">4632 raft</text:p>
        <text:p text:style-name="P2">4633 rage</text:p>
        <text:p text:style-name="P2">4634 raid</text:p>
        <text:p text:style-name="P2">4635 rail</text:p>
        <text:p text:style-name="P2">4636 rake</text:p>
        <text:p text:style-name="P2"/>
        <text:p text:style-name="P2">4641 rally</text:p>
        <text:p text:style-name="P2">4642 ramp</text:p>
        <text:p text:style-name="P2">4643 ranch</text:p>
        <text:p text:style-name="P2">4644 range</text:p>
        <text:p text:style-name="P2">4645 rank</text:p>
        <text:p text:style-name="P2">4646 rant</text:p>
        <text:p text:style-name="P2"/>
        <text:p text:style-name="P2">4651 rash</text:p>
        <text:p text:style-name="P2">4652 raven</text:p>
        <text:p text:style-name="P2">4653 reach</text:p>
        <text:p text:style-name="P2">4654 react</text:p>
        <text:p text:style-name="P2">4655 ream</text:p>
        <text:p text:style-name="P2">4656 rebel</text:p>
        <text:p text:style-name="P2"/>
        <text:p text:style-name="P2">4661 recap</text:p>
        <text:p text:style-name="P2">4662 relax</text:p>
        <text:p text:style-name="P2">4663 relay</text:p>
        <text:p text:style-name="P2">4664 relic</text:p>
        <text:p text:style-name="P2">4665 remix</text:p>
        <text:p text:style-name="P2">4666 repay</text:p>
        <text:p text:style-name="P4"><text:soft-page-break/>5111 repel</text:p>
        <text:p text:style-name="P2">5112 reply</text:p>
        <text:p text:style-name="P2">5113 rerun</text:p>
        <text:p text:style-name="P2">5114 reset</text:p>
        <text:p text:style-name="P2">5115 rhyme</text:p>
        <text:p text:style-name="P2">5116 rice</text:p>
        <text:p text:style-name="P2"/>
        <text:p text:style-name="P2">5121 rich</text:p>
        <text:p text:style-name="P2">5122 ride</text:p>
        <text:p text:style-name="P2">5123 rigid</text:p>
        <text:p text:style-name="P2">5124 rigor</text:p>
        <text:p text:style-name="P2">5125 rinse</text:p>
        <text:p text:style-name="P2">5126 riot</text:p>
        <text:p text:style-name="P2"/>
        <text:p text:style-name="P2">5131 ripen</text:p>
        <text:p text:style-name="P2">5132 rise</text:p>
        <text:p text:style-name="P2">5133 risk</text:p>
        <text:p text:style-name="P2">5134 ritzy</text:p>
        <text:p text:style-name="P2">5135 rival</text:p>
        <text:p text:style-name="P2">5136 river</text:p>
        <text:p text:style-name="P2"/>
        <text:p text:style-name="P2">5141 roast</text:p>
        <text:p text:style-name="P2">5142 robe</text:p>
        <text:p text:style-name="P2">5143 robin</text:p>
        <text:p text:style-name="P2">5144 rock</text:p>
        <text:p text:style-name="P2">5145 rogue</text:p>
        <text:p text:style-name="P2">5146 roman</text:p>
        <text:p text:style-name="P2"/>
        <text:p text:style-name="P2">5151 romp</text:p>
        <text:p text:style-name="P2">5152 rope</text:p>
        <text:p text:style-name="P2">5153 rover</text:p>
        <text:p text:style-name="P2">5154 royal</text:p>
        <text:p text:style-name="P2">5155 ruby</text:p>
        <text:p text:style-name="P2">5156 rug</text:p>
        <text:p text:style-name="P2"/>
        <text:p text:style-name="P2">5161 ruin</text:p>
        <text:p text:style-name="P2">5162 rule</text:p>
        <text:p text:style-name="P2">5163 runny</text:p>
        <text:p text:style-name="P2">5164 rush</text:p>
        <text:p text:style-name="P2">5165 rust</text:p>
        <text:p text:style-name="P2">5166 rut</text:p>
        <text:p text:style-name="P4">5211 sadly</text:p>
        <text:p text:style-name="P2">5212 sage</text:p>
        <text:p text:style-name="P2">5213 said</text:p>
        <text:p text:style-name="P2">5214 saint</text:p>
        <text:p text:style-name="P2">5215 salad</text:p>
        <text:p text:style-name="P2">5216 salon</text:p>
        <text:p text:style-name="P2"/>
        <text:p text:style-name="P2">5221 salsa</text:p>
        <text:p text:style-name="P2">5222 salt</text:p>
        <text:p text:style-name="P2">5223 same</text:p>
        <text:p text:style-name="P2">5224 sandy</text:p>
        <text:p text:style-name="P2">5225 santa</text:p>
        <text:p text:style-name="P2">5226 satin</text:p>
        <text:p text:style-name="P2"/>
        <text:p text:style-name="P2">5231 sauna</text:p>
        <text:p text:style-name="P2">5232 saved</text:p>
        <text:p text:style-name="P2">5233 savor</text:p>
        <text:p text:style-name="P2">5234 sax</text:p>
        <text:p text:style-name="P2">5235 say</text:p>
        <text:p text:style-name="P2">5236 scale</text:p>
        <text:p text:style-name="P2"/>
        <text:p text:style-name="P2">5241 scam</text:p>
        <text:p text:style-name="P2">5242 scan</text:p>
        <text:p text:style-name="P2">5243 scare</text:p>
        <text:p text:style-name="P2">5244 scarf</text:p>
        <text:p text:style-name="P2">5245 scary</text:p>
        <text:p text:style-name="P2">5246 scoff</text:p>
        <text:p text:style-name="P2"/>
        <text:p text:style-name="P2">5251 scold</text:p>
        <text:p text:style-name="P2">5252 scoop</text:p>
        <text:p text:style-name="P2">5253 scoot</text:p>
        <text:p text:style-name="P2">5254 scope</text:p>
        <text:p text:style-name="P2">5255 score</text:p>
        <text:p text:style-name="P2">5256 scorn</text:p>
        <text:p text:style-name="P2"/>
        <text:p text:style-name="P2">5261 scout</text:p>
        <text:p text:style-name="P2">5262 scowl</text:p>
        <text:p text:style-name="P2">5263 scrap</text:p>
        <text:p text:style-name="P2">5264 scrub</text:p>
        <text:p text:style-name="P2">5265 scuba</text:p>
        <text:p text:style-name="P2">5266 scuff</text:p>
        <text:p text:style-name="P4">5311 sect</text:p>
        <text:p text:style-name="P2">5312 sedan</text:p>
        <text:p text:style-name="P2">5313 self</text:p>
        <text:p text:style-name="P2">5314 send</text:p>
        <text:p text:style-name="P2">5315 sepia</text:p>
        <text:p text:style-name="P2">5316 serve</text:p>
        <text:p text:style-name="P2"/>
        <text:p text:style-name="P2">5321 set</text:p>
        <text:p text:style-name="P2">5322 seven</text:p>
        <text:p text:style-name="P2">5323 shack</text:p>
        <text:p text:style-name="P2">5324 shade</text:p>
        <text:p text:style-name="P2">5325 shady</text:p>
        <text:p text:style-name="P2">5326 shaft</text:p>
        <text:p text:style-name="P2"/>
        <text:p text:style-name="P2">5331 shaky</text:p>
        <text:p text:style-name="P2">5332 sham</text:p>
        <text:p text:style-name="P2">5333 shape</text:p>
        <text:p text:style-name="P2">5334 share</text:p>
        <text:p text:style-name="P2">5335 sharp</text:p>
        <text:p text:style-name="P2">5336 shed</text:p>
        <text:p text:style-name="P2"/>
        <text:p text:style-name="P2">5341 sheep</text:p>
        <text:p text:style-name="P2">5342 sheet</text:p>
        <text:p text:style-name="P2">5343 shelf</text:p>
        <text:p text:style-name="P2">5344 shell</text:p>
        <text:p text:style-name="P2">5345 shine</text:p>
        <text:p text:style-name="P2">5346 shiny</text:p>
        <text:p text:style-name="P2"/>
        <text:p text:style-name="P2">5351 ship</text:p>
        <text:p text:style-name="P2">5352 shirt</text:p>
        <text:p text:style-name="P2">5353 shock</text:p>
        <text:p text:style-name="P2">5354 shop</text:p>
        <text:p text:style-name="P2">5355 shore</text:p>
        <text:p text:style-name="P2">5356 shout</text:p>
        <text:p text:style-name="P2"/>
        <text:p text:style-name="P2">5361 shove</text:p>
        <text:p text:style-name="P2">5362 shown</text:p>
        <text:p text:style-name="P2">5363 showy</text:p>
        <text:p text:style-name="P2">5364 shred</text:p>
        <text:p text:style-name="P2">5365 shrug</text:p>
        <text:p text:style-name="P2">5366 shun</text:p>
        <text:p text:style-name="P4">5411 shush</text:p>
        <text:p text:style-name="P2">5412 shut</text:p>
        <text:p text:style-name="P2">5413 shy</text:p>
        <text:p text:style-name="P2">5414 sift</text:p>
        <text:p text:style-name="P2">5415 silk</text:p>
        <text:p text:style-name="P2">5416 silly</text:p>
        <text:p text:style-name="P2"/>
        <text:p text:style-name="P2">5421 silo</text:p>
        <text:p text:style-name="P2">5422 sip</text:p>
        <text:p text:style-name="P2">5423 siren</text:p>
        <text:p text:style-name="P2">5424 sixth</text:p>
        <text:p text:style-name="P2">5425 size</text:p>
        <text:p text:style-name="P2">5426 skate</text:p>
        <text:p text:style-name="P2"/>
        <text:p text:style-name="P2">5431 skew</text:p>
        <text:p text:style-name="P2">5432 skid</text:p>
        <text:p text:style-name="P2">5433 skier</text:p>
        <text:p text:style-name="P2">5434 skies</text:p>
        <text:p text:style-name="P2">5435 skip</text:p>
        <text:p text:style-name="P2">5436 skirt</text:p>
        <text:p text:style-name="P2"/>
        <text:p text:style-name="P2">5441 skit</text:p>
        <text:p text:style-name="P2">5442 sky</text:p>
        <text:p text:style-name="P2">5443 slab</text:p>
        <text:p text:style-name="P2">5444 slack</text:p>
        <text:p text:style-name="P2">5445 slain</text:p>
        <text:p text:style-name="P2">5446 slam</text:p>
        <text:p text:style-name="P2"/>
        <text:p text:style-name="P2">5451 slang</text:p>
        <text:p text:style-name="P2">5452 slash</text:p>
        <text:p text:style-name="P2">5453 slate</text:p>
        <text:p text:style-name="P2">5454 slaw</text:p>
        <text:p text:style-name="P2">5455 sled</text:p>
        <text:p text:style-name="P2">5456 sleek</text:p>
        <text:p text:style-name="P2"/>
        <text:p text:style-name="P2">5461 sleep</text:p>
        <text:p text:style-name="P2">5462 sleet</text:p>
        <text:p text:style-name="P2">5463 slept</text:p>
        <text:p text:style-name="P2">5464 slice</text:p>
        <text:p text:style-name="P2">5465 slick</text:p>
        <text:p text:style-name="P2">5466 slimy</text:p>
        <text:p text:style-name="P4">5511 sling</text:p>
        <text:p text:style-name="P2">5512 slip</text:p>
        <text:p text:style-name="P2">5513 slit</text:p>
        <text:p text:style-name="P2">5514 slob</text:p>
        <text:p text:style-name="P2">5515 slot</text:p>
        <text:p text:style-name="P2">5516 slug</text:p>
        <text:p text:style-name="P2"/>
        <text:p text:style-name="P2">5521 slum</text:p>
        <text:p text:style-name="P2">5522 slurp</text:p>
        <text:p text:style-name="P2">5523 slush</text:p>
        <text:p text:style-name="P2">5524 small</text:p>
        <text:p text:style-name="P2">5525 smash</text:p>
        <text:p text:style-name="P2">5526 smell</text:p>
        <text:p text:style-name="P2"/>
        <text:p text:style-name="P2">5531 smile</text:p>
        <text:p text:style-name="P2">5532 smirk</text:p>
        <text:p text:style-name="P2">5533 smog</text:p>
        <text:p text:style-name="P2">5534 snack</text:p>
        <text:p text:style-name="P2">5535 snap</text:p>
        <text:p text:style-name="P2">5536 snare</text:p>
        <text:p text:style-name="P2"/>
        <text:p text:style-name="P2">5541 snarl</text:p>
        <text:p text:style-name="P2">5542 sneak</text:p>
        <text:p text:style-name="P2">5543 sneer</text:p>
        <text:p text:style-name="P2">5544 sniff</text:p>
        <text:p text:style-name="P2">5545 snore</text:p>
        <text:p text:style-name="P2">5546 snort</text:p>
        <text:p text:style-name="P2"/>
        <text:p text:style-name="P2">5551 snout</text:p>
        <text:p text:style-name="P2">5552 snowy</text:p>
        <text:p text:style-name="P2">5553 snub</text:p>
        <text:p text:style-name="P2">5554 snuff</text:p>
        <text:p text:style-name="P2">5555 speak</text:p>
        <text:p text:style-name="P2">5556 speed</text:p>
        <text:p text:style-name="P2"/>
        <text:p text:style-name="P2">5561 spend</text:p>
        <text:p text:style-name="P2">5562 spent</text:p>
        <text:p text:style-name="P2">5563 spew</text:p>
        <text:p text:style-name="P2">5564 spied</text:p>
        <text:p text:style-name="P2">5565 spill</text:p>
        <text:p text:style-name="P2">5566 spiny</text:p>
        <text:p text:style-name="P4">5611 spoil</text:p>
        <text:p text:style-name="P2">5612 spoke</text:p>
        <text:p text:style-name="P2">5613 spoof</text:p>
        <text:p text:style-name="P2">5614 spool</text:p>
        <text:p text:style-name="P2">5615 spoon</text:p>
        <text:p text:style-name="P2">5616 sport</text:p>
        <text:p text:style-name="P2"/>
        <text:p text:style-name="P2">5621 spot</text:p>
        <text:p text:style-name="P2">5622 spout</text:p>
        <text:p text:style-name="P2">5623 spray</text:p>
        <text:p text:style-name="P2">5624 spree</text:p>
        <text:p text:style-name="P2">5625 spur</text:p>
        <text:p text:style-name="P2">5626 squad</text:p>
        <text:p text:style-name="P2"/>
        <text:p text:style-name="P2">5631 squat</text:p>
        <text:p text:style-name="P2">5632 squid</text:p>
        <text:p text:style-name="P2">5633 stack</text:p>
        <text:p text:style-name="P2">5634 staff</text:p>
        <text:p text:style-name="P2">5635 stage</text:p>
        <text:p text:style-name="P2">5636 stain</text:p>
        <text:p text:style-name="P2"/>
        <text:p text:style-name="P2">5641 stall</text:p>
        <text:p text:style-name="P2">5642 stamp</text:p>
        <text:p text:style-name="P2">5643 stand</text:p>
        <text:p text:style-name="P2">5644 stank</text:p>
        <text:p text:style-name="P2">5645 stark</text:p>
        <text:p text:style-name="P2">5646 start</text:p>
        <text:p text:style-name="P2"/>
        <text:p text:style-name="P2">5651 stash</text:p>
        <text:p text:style-name="P2">5652 state</text:p>
        <text:p text:style-name="P2">5653 stays</text:p>
        <text:p text:style-name="P2">5654 steam</text:p>
        <text:p text:style-name="P2">5655 steep</text:p>
        <text:p text:style-name="P2">5656 stem</text:p>
        <text:p text:style-name="P2"/>
        <text:p text:style-name="P2">5661 step</text:p>
        <text:p text:style-name="P2">5662 stew</text:p>
        <text:p text:style-name="P2">5663 stick</text:p>
        <text:p text:style-name="P2">5664 sting</text:p>
        <text:p text:style-name="P2">5665 stir</text:p>
        <text:p text:style-name="P2">5666 stock</text:p>
        <text:p text:style-name="P4"><text:soft-page-break/>6111 stole</text:p>
        <text:p text:style-name="P2">6112 stomp</text:p>
        <text:p text:style-name="P2">6113 stony</text:p>
        <text:p text:style-name="P2">6114 stood</text:p>
        <text:p text:style-name="P2">6115 stool</text:p>
        <text:p text:style-name="P2">6116 stoop</text:p>
        <text:p text:style-name="P2"/>
        <text:p text:style-name="P2">6121 stop</text:p>
        <text:p text:style-name="P2">6122 storm</text:p>
        <text:p text:style-name="P2">6123 stout</text:p>
        <text:p text:style-name="P2">6124 stove</text:p>
        <text:p text:style-name="P2">6125 straw</text:p>
        <text:p text:style-name="P2">6126 stray</text:p>
        <text:p text:style-name="P2"/>
        <text:p text:style-name="P2">6131 strut</text:p>
        <text:p text:style-name="P2">6132 stuck</text:p>
        <text:p text:style-name="P2">6133 stud</text:p>
        <text:p text:style-name="P2">6134 stuff</text:p>
        <text:p text:style-name="P2">6135 stump</text:p>
        <text:p text:style-name="P2">6136 stung</text:p>
        <text:p text:style-name="P2"/>
        <text:p text:style-name="P2">6141 stunt</text:p>
        <text:p text:style-name="P2">6142 suds</text:p>
        <text:p text:style-name="P2">6143 sugar</text:p>
        <text:p text:style-name="P2">6144 sulk</text:p>
        <text:p text:style-name="P2">6145 surf</text:p>
        <text:p text:style-name="P2">6146 sushi</text:p>
        <text:p text:style-name="P2"/>
        <text:p text:style-name="P2">6151 swab</text:p>
        <text:p text:style-name="P2">6152 swan</text:p>
        <text:p text:style-name="P2">6153 swarm</text:p>
        <text:p text:style-name="P2">6154 sway</text:p>
        <text:p text:style-name="P2">6155 swear</text:p>
        <text:p text:style-name="P2">6156 sweat</text:p>
        <text:p text:style-name="P2"/>
        <text:p text:style-name="P2">6161 sweep</text:p>
        <text:p text:style-name="P2">6162 swell</text:p>
        <text:p text:style-name="P2">6163 swept</text:p>
        <text:p text:style-name="P2">6164 swim</text:p>
        <text:p text:style-name="P2">6165 swing</text:p>
        <text:p text:style-name="P2">6166 swipe</text:p>
        <text:p text:style-name="P4">6211 swirl</text:p>
        <text:p text:style-name="P2">6212 swoop</text:p>
        <text:p text:style-name="P2">6213 swore</text:p>
        <text:p text:style-name="P2">6214 syrup</text:p>
        <text:p text:style-name="P2">6215 tacky</text:p>
        <text:p text:style-name="P2">6216 taco</text:p>
        <text:p text:style-name="P2"/>
        <text:p text:style-name="P2">6221 tag</text:p>
        <text:p text:style-name="P2">6222 take</text:p>
        <text:p text:style-name="P2">6223 tall</text:p>
        <text:p text:style-name="P2">6224 talon</text:p>
        <text:p text:style-name="P2">6225 tamer</text:p>
        <text:p text:style-name="P2">6226 tank</text:p>
        <text:p text:style-name="P2"/>
        <text:p text:style-name="P2">6231 taper</text:p>
        <text:p text:style-name="P2">6232 taps</text:p>
        <text:p text:style-name="P2">6233 tarot</text:p>
        <text:p text:style-name="P2">6234 tart</text:p>
        <text:p text:style-name="P2">6235 task</text:p>
        <text:p text:style-name="P2">6236 taste</text:p>
        <text:p text:style-name="P2"/>
        <text:p text:style-name="P2">6241 tasty</text:p>
        <text:p text:style-name="P2">6242 taunt</text:p>
        <text:p text:style-name="P2">6243 thank</text:p>
        <text:p text:style-name="P2">6244 thaw</text:p>
        <text:p text:style-name="P2">6245 theft</text:p>
        <text:p text:style-name="P2">6246 theme</text:p>
        <text:p text:style-name="P2"/>
        <text:p text:style-name="P2">6251 thigh</text:p>
        <text:p text:style-name="P2">6252 thing</text:p>
        <text:p text:style-name="P2">6253 think</text:p>
        <text:p text:style-name="P2">6254 thong</text:p>
        <text:p text:style-name="P2">6255 thorn</text:p>
        <text:p text:style-name="P2">6256 those</text:p>
        <text:p text:style-name="P2"/>
        <text:p text:style-name="P2">6261 throb</text:p>
        <text:p text:style-name="P2">6262 thud</text:p>
        <text:p text:style-name="P2">6263 thumb</text:p>
        <text:p text:style-name="P2">6264 thump</text:p>
        <text:p text:style-name="P2">6265 thus</text:p>
        <text:p text:style-name="P2">6266 tiara</text:p>
        <text:p text:style-name="P4">6311 tidal</text:p>
        <text:p text:style-name="P2">6312 tidy</text:p>
        <text:p text:style-name="P2">6313 tiger</text:p>
        <text:p text:style-name="P2">6314 tile</text:p>
        <text:p text:style-name="P2">6315 tilt</text:p>
        <text:p text:style-name="P2">6316 tint</text:p>
        <text:p text:style-name="P2"/>
        <text:p text:style-name="P2">6321 tiny</text:p>
        <text:p text:style-name="P2">6322 trace</text:p>
        <text:p text:style-name="P2">6323 track</text:p>
        <text:p text:style-name="P2">6324 trade</text:p>
        <text:p text:style-name="P2">6325 train</text:p>
        <text:p text:style-name="P2">6326 trait</text:p>
        <text:p text:style-name="P2"/>
        <text:p text:style-name="P2">6331 trap</text:p>
        <text:p text:style-name="P2">6332 trash</text:p>
        <text:p text:style-name="P2">6333 tray</text:p>
        <text:p text:style-name="P2">6334 treat</text:p>
        <text:p text:style-name="P2">6335 tree</text:p>
        <text:p text:style-name="P2">6336 trek</text:p>
        <text:p text:style-name="P2"/>
        <text:p text:style-name="P2">6341 trend</text:p>
        <text:p text:style-name="P2">6342 trial</text:p>
        <text:p text:style-name="P2">6343 tribe</text:p>
        <text:p text:style-name="P2">6344 trick</text:p>
        <text:p text:style-name="P2">6345 trio</text:p>
        <text:p text:style-name="P2">6346 trout</text:p>
        <text:p text:style-name="P2"/>
        <text:p text:style-name="P2">6351 truce</text:p>
        <text:p text:style-name="P2">6352 truck</text:p>
        <text:p text:style-name="P2">6353 trump</text:p>
        <text:p text:style-name="P2">6354 trunk</text:p>
        <text:p text:style-name="P2">6355 try</text:p>
        <text:p text:style-name="P2">6356 tug</text:p>
        <text:p text:style-name="P2"/>
        <text:p text:style-name="P2">6361 tulip</text:p>
        <text:p text:style-name="P2">6362 tummy</text:p>
        <text:p text:style-name="P2">6363 turf</text:p>
        <text:p text:style-name="P2">6364 tusk</text:p>
        <text:p text:style-name="P2">6365 tutor</text:p>
        <text:p text:style-name="P2">6366 tutu</text:p>
        <text:p text:style-name="P4">6411 tux</text:p>
        <text:p text:style-name="P2">6412 tweak</text:p>
        <text:p text:style-name="P2">6413 tweet</text:p>
        <text:p text:style-name="P2">6414 twice</text:p>
        <text:p text:style-name="P2">6415 twine</text:p>
        <text:p text:style-name="P2">6416 twins</text:p>
        <text:p text:style-name="P2"/>
        <text:p text:style-name="P2">6421 twirl</text:p>
        <text:p text:style-name="P2">6422 twist</text:p>
        <text:p text:style-name="P2">6423 uncle</text:p>
        <text:p text:style-name="P2">6424 uncut</text:p>
        <text:p text:style-name="P2">6425 undo</text:p>
        <text:p text:style-name="P2">6426 unify</text:p>
        <text:p text:style-name="P2"/>
        <text:p text:style-name="P2">6431 union</text:p>
        <text:p text:style-name="P2">6432 unit</text:p>
        <text:p text:style-name="P2">6433 untie</text:p>
        <text:p text:style-name="P2">6434 upon</text:p>
        <text:p text:style-name="P2">6435 upper</text:p>
        <text:p text:style-name="P2">6436 urban</text:p>
        <text:p text:style-name="P2"/>
        <text:p text:style-name="P2">6441 used</text:p>
        <text:p text:style-name="P2">6442 user</text:p>
        <text:p text:style-name="P2">6443 usher</text:p>
        <text:p text:style-name="P2">6444 utter</text:p>
        <text:p text:style-name="P2">6445 value</text:p>
        <text:p text:style-name="P2">6446 vapor</text:p>
        <text:p text:style-name="P2"/>
        <text:p text:style-name="P2">6451 vegan</text:p>
        <text:p text:style-name="P2">6452 venue</text:p>
        <text:p text:style-name="P2">6453 verse</text:p>
        <text:p text:style-name="P2">6454 vest</text:p>
        <text:p text:style-name="P2">6455 veto</text:p>
        <text:p text:style-name="P2">6456 vice</text:p>
        <text:p text:style-name="P2"/>
        <text:p text:style-name="P2">6461 video</text:p>
        <text:p text:style-name="P2">6462 view</text:p>
        <text:p text:style-name="P2">6463 viral</text:p>
        <text:p text:style-name="P2">6464 virus</text:p>
        <text:p text:style-name="P2">6465 visa</text:p>
        <text:p text:style-name="P2">6466 visor</text:p>
        <text:p text:style-name="P4">6511 vixen</text:p>
        <text:p text:style-name="P2">6512 vocal</text:p>
        <text:p text:style-name="P2">6513 voice</text:p>
        <text:p text:style-name="P2">6514 void</text:p>
        <text:p text:style-name="P2">6515 volt</text:p>
        <text:p text:style-name="P2">6516 voter</text:p>
        <text:p text:style-name="P2"/>
        <text:p text:style-name="P2">6521 vowel</text:p>
        <text:p text:style-name="P2">6522 wad</text:p>
        <text:p text:style-name="P2">6523 wafer</text:p>
        <text:p text:style-name="P2">6524 wager</text:p>
        <text:p text:style-name="P2">6525 wages</text:p>
        <text:p text:style-name="P2">6526 wagon</text:p>
        <text:p text:style-name="P2"/>
        <text:p text:style-name="P2">6531 wake</text:p>
        <text:p text:style-name="P2">6532 walk</text:p>
        <text:p text:style-name="P2">6533 wand</text:p>
        <text:p text:style-name="P2">6534 wasp</text:p>
        <text:p text:style-name="P2">6535 watch</text:p>
        <text:p text:style-name="P2">6536 water</text:p>
        <text:p text:style-name="P2"/>
        <text:p text:style-name="P2">6541 wavy</text:p>
        <text:p text:style-name="P2">6542 wheat</text:p>
        <text:p text:style-name="P2">6543 whiff</text:p>
        <text:p text:style-name="P2">6544 whole</text:p>
        <text:p text:style-name="P2">6545 whoop</text:p>
        <text:p text:style-name="P2">6546 wick</text:p>
        <text:p text:style-name="P2"/>
        <text:p text:style-name="P2">6551 widen</text:p>
        <text:p text:style-name="P2">6552 widow</text:p>
        <text:p text:style-name="P2">6553 width</text:p>
        <text:p text:style-name="P2">6554 wife</text:p>
        <text:p text:style-name="P2">6555 wifi</text:p>
        <text:p text:style-name="P2">6556 wilt</text:p>
        <text:p text:style-name="P2"/>
        <text:p text:style-name="P2">6561 wimp</text:p>
        <text:p text:style-name="P2">6562 wind</text:p>
        <text:p text:style-name="P2">6563 wing</text:p>
        <text:p text:style-name="P2">6564 wink</text:p>
        <text:p text:style-name="P2">6565 wipe</text:p>
        <text:p text:style-name="P2">6566 wired</text:p>
        <text:p text:style-name="P4">6611 wiry</text:p>
        <text:p text:style-name="P2">6612 wise</text:p>
        <text:p text:style-name="P2">6613 wish</text:p>
        <text:p text:style-name="P2">6614 wispy</text:p>
        <text:p text:style-name="P2">6615 wok</text:p>
        <text:p text:style-name="P2">6616 wolf</text:p>
        <text:p text:style-name="P2"/>
        <text:p text:style-name="P2">6621 womb</text:p>
        <text:p text:style-name="P2">6622 wool</text:p>
        <text:p text:style-name="P2">6623 woozy</text:p>
        <text:p text:style-name="P2">6624 word</text:p>
        <text:p text:style-name="P2">6625 work</text:p>
        <text:p text:style-name="P2">6626 worry</text:p>
        <text:p text:style-name="P2"/>
        <text:p text:style-name="P2">6631 wound</text:p>
        <text:p text:style-name="P2">6632 woven</text:p>
        <text:p text:style-name="P2">6633 wrath</text:p>
        <text:p text:style-name="P2">6634 wreck</text:p>
        <text:p text:style-name="P2">6635 wrist</text:p>
        <text:p text:style-name="P2">6636 xerox</text:p>
        <text:p text:style-name="P2"/>
        <text:p text:style-name="P2">6641 yahoo</text:p>
        <text:p text:style-name="P2">6642 yam</text:p>
        <text:p text:style-name="P2">6643 yard</text:p>
        <text:p text:style-name="P2">6644 year</text:p>
        <text:p text:style-name="P2">6645 yeast</text:p>
        <text:p text:style-name="P2">6646 yelp</text:p>
        <text:p text:style-name="P2"/>
        <text:p text:style-name="P2">6651 yield</text:p>
        <text:p text:style-name="P2">6652 yo-yo</text:p>
        <text:p text:style-name="P2">6653 yodel</text:p>
        <text:p text:style-name="P2">6654 yoga</text:p>
        <text:p text:style-name="P2">6655 yoyo</text:p>
        <text:p text:style-name="P2">6656 yummy</text:p>
        <text:p text:style-name="P2"/>
        <text:p text:style-name="P2">6661 zebra</text:p>
        <text:p text:style-name="P2">6662 zero</text:p>
        <text:p text:style-name="P2">6663 zesty</text:p>
        <text:p text:style-name="P2">6664 zippy</text:p>
        <text:p text:style-name="P2">6665 zone</text:p>
        <text:p text:style-name="P1"><text:span text:style-name="T1">6666 zoo</text:span><text:span text:style-name="T2">m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Willmer</meta:initial-creator>
    <meta:creation-date>2016-11-15T23:42:44.723644235</meta:creation-date>
    <dc:date>2016-11-17T20:55:03.813289492</dc:date>
    <dc:creator>Alex Willmer</dc:creator>
    <meta:editing-duration>P1DT20H41M7S</meta:editing-duration>
    <meta:editing-cycles>1</meta:editing-cycles>
    <meta:document-statistic meta:table-count="0" meta:image-count="0" meta:object-count="0" meta:page-count="6" meta:paragraph-count="1296" meta:word-count="2592" meta:character-count="12364" meta:non-whitespace-character-count="11068"/>
    <meta:generator>LibreOffice/5.1.4.2$Linux_X86_64 LibreOffice_project/10m0$Build-2</meta:generator>
  </office:meta>
</office:document-meta>
</file>